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9"/>
    <style:style style:name="P56" style:family="paragraph" style:parent-style-name="Standard" style:list-style-name="L50"/>
    <style:style style:name="P57" style:family="paragraph" style:parent-style-name="Standard" style:list-style-name="L51"/>
    <style:style style:name="P58" style:family="paragraph" style:parent-style-name="Standard" style:list-style-name="L52"/>
    <style:style style:name="P59" style:family="paragraph" style:parent-style-name="Standard" style:list-style-name="L53"/>
    <style:style style:name="P60" style:family="paragraph" style:parent-style-name="Standard" style:list-style-name="L54"/>
    <style:style style:name="P61" style:family="paragraph" style:parent-style-name="Standard" style:list-style-name="L55"/>
    <style:style style:name="P62" style:family="paragraph" style:parent-style-name="Standard" style:list-style-name="L56"/>
    <style:style style:name="P63" style:family="paragraph" style:parent-style-name="Standard" style:list-style-name="L57"/>
    <style:style style:name="P64" style:family="paragraph" style:parent-style-name="Standard" style:list-style-name="L58"/>
    <style:style style:name="P65" style:family="paragraph" style:parent-style-name="Standard" style:list-style-name="L59"/>
    <style:style style:name="P66" style:family="paragraph" style:parent-style-name="Standard" style:list-style-name="L60"/>
    <style:style style:name="P67" style:family="paragraph" style:parent-style-name="Standard" style:list-style-name="L61"/>
    <style:style style:name="P68" style:family="paragraph" style:parent-style-name="Standard" style:list-style-name="L62"/>
    <style:style style:name="P69" style:family="paragraph" style:parent-style-name="Standard" style:list-style-name="L63"/>
    <style:style style:name="P70" style:family="paragraph" style:parent-style-name="Standard" style:list-style-name="L64"/>
    <style:style style:name="P71" style:family="paragraph" style:parent-style-name="Standard" style:list-style-name="L65"/>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2"/>
    <style:style style:name="P138" style:family="paragraph" style:parent-style-name="Standard" style:list-style-name="L131">
      <style:paragraph-properties fo:margin-left="0.9846in" fo:margin-right="0in" fo:text-indent="0in" style:auto-text-indent="false">
        <style:tab-stops/>
      </style:paragraph-properties>
    </style:style>
    <style:style style:name="P139" style:family="paragraph" style:parent-style-name="Text_20_body" style:list-style-name="L9"/>
    <style:style style:name="P140" style:family="paragraph" style:parent-style-name="Text_20_body" style:list-style-name="L48">
      <style:text-properties style:font-name="ArialMT" fo:font-size="12pt"/>
    </style:style>
    <style:style style:name="P141" style:family="paragraph" style:parent-style-name="Text_20_body" style:list-style-name="L132"/>
    <style:style style:name="P142" style:family="paragraph" style:parent-style-name="Text_20_body" style:list-style-name="L9">
      <style:paragraph-properties fo:margin-top="0.111in" fo:margin-bottom="0.111in"/>
    </style:style>
    <style:style style:name="P143" style:family="paragraph" style:parent-style-name="Text_20_body" style:list-style-name="L9">
      <style:paragraph-properties fo:margin-top="0.111in" fo:margin-bottom="0.111in"/>
      <style:text-properties fo:color="#000000"/>
    </style:style>
    <style:style style:name="P144" style:family="paragraph" style:parent-style-name="Text_20_body" style:list-style-name="L9">
      <style:paragraph-properties fo:margin-top="0.111in" fo:margin-bottom="0.111in"/>
      <style:text-properties fo:color="#fc0107"/>
    </style:style>
    <style:style style:name="P145" style:family="paragraph" style:parent-style-name="Text_20_body">
      <style:paragraph-properties fo:margin-left="0.4925in" fo:margin-right="0in" fo:margin-top="0.111in" fo:margin-bottom="0.111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2.2</text:p>
      <text:list xml:id="list2774205567623341437" text:style-name="L132">
        <text:list-item>
          <text:p text:style-name="P137">adds a new tab/panel for controlling the display of lightcurves. From the 'help button' on that tab:</text:p>
          <text:p text:style-name="P137"/>
          <text:p text:style-name="P141"><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537501611" text:continue-numbering="true" text:style-name="L132">
        <text:list-item>
          <text:p text:style-name="P137">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137">added (back again) a spinbox on the Setting/Misc. Tab that allows the dot size used in lightcurve plots to be changed.<text:line-break/></text:p>
        </text:list-item>
      </text:list>
      <text:p text:style-name="Standard">version 4.2.1</text:p>
      <text:list xml:id="list2288374529391777909" text:style-name="L1">
        <text:list-item>
          <text:p text:style-name="P9">fixed final report showing NE3 stuff even when NE3 not in use was checked.<text:line-break/></text:p>
        </text:list-item>
      </text:list>
      <text:p text:style-name="Standard">version 4.2.0</text:p>
      <text:list xml:id="list1118551401844738582" text:style-name="L2">
        <text:list-item>
          <text:p text:style-name="P10"><text:soft-page-break/>improves annotation on <text:span text:style-name="T20">Detectability</text:span> plots by including the magDrop information.<text:line-break/></text:p>
        </text:list-item>
        <text:list-item>
          <text:p text:style-name="P10">eliminates the display of negative drops in the False-Positive histogram<text:line-break/> </text:p>
        </text:list-item>
      </text:list>
      <text:p text:style-name="Standard">version 4.1.9</text:p>
      <text:list xml:id="list7087293490292822463" text:style-name="L3">
        <text:list-item>
          <text:p text:style-name="P11">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448041683966801015" text:style-name="L4">
        <text:list-item>
          <text:p text:style-name="P12">adds option to write sample light-curve from detectability analysis to a csv file that be imported to PyOTE.<text:line-break/></text:p>
        </text:list-item>
      </text:list>
      <text:p text:style-name="Standard">version 4.1.7</text:p>
      <text:list xml:id="list926391181728690245" text:style-name="L5">
        <text:list-item>
          <text:p text:style-name="P13">adds the requirement to specify an observation duration when doing a detectability test<text:line-break/></text:p>
        </text:list-item>
        <text:list-item>
          <text:p text:style-name="P13">during a detectability test, if a detectable event was found, a sample light-curve showing such an event is plotted, otherwise the normal False-Positive plot will be shown.<text:line-break/></text:p>
        </text:list-item>
      </text:list>
      <text:p text:style-name="Standard">version 4.1.6</text:p>
      <text:list xml:id="list3782936391476237929" text:style-name="L6">
        <text:list-item>
          <text:p text:style-name="P14">reenables Cholesky failure messages (disabled for testing)<text:line-break/></text:p>
        </text:list-item>
        <text:list-item>
          <text:p text:style-name="P14">Adds test to detectability routine so that the user cannot give an event duration that requires more points than are available in the observation.<text:line-break/></text:p>
        </text:list-item>
      </text:list>
      <text:p text:style-name="Standard">version 4.1.5</text:p>
      <text:list xml:id="list1663335446293707690" text:style-name="L7">
        <text:list-item>
          <text:p text:style-name="P15">changed error bar calculation reporting so that the the value reported in the containment interval report matches that reported in the Excel final report when there is no asymmetry present.</text:p>
          <text:p text:style-name="P15"/>
        </text:list-item>
      </text:list>
      <text:p text:style-name="Standard">version 4.1.4</text:p>
      <text:list xml:id="list4679790456894203311" text:style-name="L8">
        <text:list-item>
          <text:p text:style-name="P16">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5528320231110368021" text:style-name="L9">
        <text:list-item>
          <text:p text:style-name="P13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42">For the Night Eagle 3, times extracted by PyOTE require only a VTI correction (if you use an IOTA VTI, there is no correction at all needed).</text:p>
        </text:list-item>
        <text:list-item>
          <text:p text:style-name="P142">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text:soft-page-break/>in the comment lines of the csv file.</text:p>
        </text:list-item>
        <text:list-item>
          <text:p text:style-name="P142">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42">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42">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42">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43">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44">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5509350891467936180" text:style-name="L10">
        <text:list-header>
          <text:p text:style-name="P17"/>
        </text:list-header>
      </text:list>
      <text:p text:style-name="Standard">version 4.1.2</text:p>
      <text:list xml:id="list7829437021409801645" text:style-name="L11">
        <text:list-item>
          <text:p text:style-name="P18">fixes bug when D only search has been selected<text:line-break/></text:p>
        </text:list-item>
      </text:list>
      <text:p text:style-name="Standard">version 4.1.1</text:p>
      <text:list xml:id="list3593528451633346857" text:style-name="L12">
        <text:list-item>
          <text:p text:style-name="P19">fixes bug where signal columns beyond four were being read <text:s/>as duplicates of column 5.<text:line-break/></text:p>
        </text:list-item>
      </text:list>
      <text:p text:style-name="Standard">version 4.1.0</text:p>
      <text:list xml:id="list8275548699576125278" text:style-name="L13">
        <text:list-item>
          <text:p text:style-name="P20">adds error bars <text:s/>to reported magDrop values.<text:line-break/><text:soft-pag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999856456468244981" text:style-name="L14">
        <text:list-item>
          <text:p text:style-name="P21">fixes issue where PyOTE could not read files that it had written.<text:line-break/></text:p>
        </text:list-item>
      </text:list>
      <text:p text:style-name="Standard">version 4.0.8</text:p>
      <text:list xml:id="list5902154906428878722" text:style-name="L15">
        <text:list-item>
          <text:p text:style-name="P22">fixes bug (introduced by a misspelling in version 4.0.7) that kept csv files with more than four apertures from runnig.<text:line-break/></text:p>
        </text:list-item>
      </text:list>
      <text:p text:style-name="Standard">version 4.0.7</text:p>
      <text:list xml:id="list8234352875032663055" text:style-name="L16">
        <text:list-item>
          <text:p text:style-name="P2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2445586487315784340" text:style-name="L17">
        <text:list-item>
          <text:p text:style-name="P24">minor GUI changes<text:line-break/></text:p>
        </text:list-item>
      </text:list>
      <text:p text:style-name="Standard">version 4.0.5</text:p>
      <text:list xml:id="list2441889866420875317" text:style-name="L18">
        <text:list-item>
          <text:p text:style-name="P25">if you click outside the light-curve, the closest point will be toggled (so you don't have to zoom in to select the leftmost or rightmost point in a light-curve.<text:line-break/></text:p>
        </text:list-item>
        <text:list-item>
          <text:p text:style-name="P25">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1882090574301061415" text:style-name="L19">
        <text:list-item>
          <text:p text:style-name="P26">a few GUI changes<text:line-break/></text:p>
        </text:list-item>
        <text:list-item>
          <text:p text:style-name="P26">removed the Use as secondary check box. Now if secondary curve is selected (spinner is non-zero), it will be used automatically.<text:line-break/></text:p>
        </text:list-item>
      </text:list>
      <text:p text:style-name="Standard">version 4.0.3</text:p>
      <text:list xml:id="list8352893915890636375" text:style-name="L20">
        <text:list-item>
          <text:p text:style-name="P27">implements a major GUI change: uses tabbed folders to group buttons and other controls. <text:line-break/></text:p>
        </text:list-item>
        <text:list-item>
          <text:p text:style-name="P27">Removes radio buttons that indicated a D and R solution wanted, or a D-only solution, or an R-only solution. The type of solution is now inferred from D and R region setting.<text:line-break/><text:soft-pag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27">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83316492513328684" text:style-name="L21">
        <text:list-item>
          <text:p text:style-name="P28">removed a debug print statement that was inadvertently left in. It is responsible for the “mouse event” messages polluting the log file.<text:line-break/></text:p>
        </text:list-item>
      </text:list>
      <text:p text:style-name="Standard">version 4.0.1</text:p>
      <text:list xml:id="list3525256512662055677" text:style-name="L22">
        <text:list-item>
          <text:p text:style-name="P29">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8239585444003312439" text:style-name="L23">
        <text:list-item>
          <text:p text:style-name="P3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966819238191371816" text:style-name="L24">
        <text:list-item>
          <text:p text:style-name="P31">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226776009404578595" text:style-name="L25">
        <text:list-item>
          <text:p text:style-name="P32">one more attempt to solve the gui sizing issue.<text:line-break/></text:p>
        </text:list-item>
        <text:list-item>
          <text:p text:style-name="P32">'sticky' settings are back but are now stored in <text:span text:style-name="T15">pyote.ini</text:span> instead of the<text:line-break/> obscure <text:span text:style-name="T15">simple-ote.ini<text:line-break/></text:span></text:p>
        </text:list-item>
      </text:list>
      <text:p text:style-name="Standard">version 3.9.7</text:p>
      <text:list xml:id="list1749790182187483141" text:style-name="L26">
        <text:list-item>
          <text:p text:style-name="P33">Something inexplicable has happened regarding gui size. Suddenly, the gui size is too large for many people – but I have set the gui size smaller than it has ever been. So, <text:soft-page-break/>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926764801186174322" text:style-name="L27">
        <text:list-item>
          <text:p text:style-name="P3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878570293847277935" text:style-name="L28">
        <text:list-item>
          <text:p text:style-name="P3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099156696157288504" text:style-name="L29">
        <text:list-item>
          <text:p text:style-name="P36">attempts to fix over-size initial gui.<text:line-break/></text:p>
        </text:list-item>
      </text:list>
      <text:p text:style-name="Standard">version 3.9.3</text:p>
      <text:list xml:id="list3901348711494207591" text:style-name="L30">
        <text:list-item>
          <text:p text:style-name="P37">makes various improvements to the 'detectability' calculator to make it easier to use.<text:line-break/></text:p>
        </text:list-item>
      </text:list>
      <text:p text:style-name="Standard">version 3.9.2</text:p>
      <text:list xml:id="list88667576574823101" text:style-name="L31">
        <text:list-item>
          <text:p text:style-name="P38">adds a 'detectability' calculator for use in pre-planning event observation.<text:line-break/></text:p>
        </text:list-item>
        <text:list-item>
          <text:p text:style-name="P3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863032820250315458" text:style-name="L32">
        <text:list-item>
          <text:p text:style-name="P39">adds an snr calculation to the <text:span text:style-name="T17">Calc baseline stats</text:span> button.<text:line-break/></text:p>
        </text:list-item>
      </text:list>
      <text:p text:style-name="Standard"><text:soft-page-break/>version 3.9.0</text:p>
      <text:list xml:id="list7302582501144393239" text:style-name="L33">
        <text:list-item>
          <text:p text:style-name="P40">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3094933069790944006" text:style-name="L34">
        <text:list-item>
          <text:p text:style-name="P41">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1235751970711546967" text:style-name="L35">
        <text:list-item>
          <text:p text:style-name="P42">fixed a bug that sometimes kept events that contained a single point at the bottom from producing a report.<text:line-break/></text:p>
        </text:list-item>
      </text:list>
      <text:p text:style-name="Standard">version 3.8.7</text:p>
      <text:list xml:id="list3709098613334959294" text:style-name="L36">
        <text:list-item>
          <text:p text:style-name="P4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1564116033729176360" text:style-name="L37">
        <text:list-item>
          <text:p text:style-name="P44">checks for only a single light-curve in the csv file which was causing a 'list index out of range' error message<text:line-break/></text:p>
        </text:list-item>
      </text:list>
      <text:p text:style-name="Standard">version 3.8.5</text:p>
      <text:list xml:id="list6945964049468131568" text:style-name="L38">
        <text:list-item>
          <text:p text:style-name="P45">changed the way QGridLayout was referenced.<text:line-break/></text:p>
        </text:list-item>
      </text:list>
      <text:p text:style-name="Standard">version 3.8.4</text:p>
      <text:list xml:id="list8711546975368628578" text:style-name="L39">
        <text:list-item>
          <text:p text:style-name="P4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6"/>
        </text:list-item>
      </text:list>
      <text:p text:style-name="Standard">version 3.8.3</text:p>
      <text:list xml:id="list6969595062404203613" text:style-name="L40">
        <text:list-item>
          <text:p text:style-name="P47">adds display of light-curve name (if available in the csv file) to the curve-to-be-analyzed and the normalization curve next to their selection spinners.<text:line-break/></text:p>
        </text:list-item>
      </text:list>
      <text:p text:style-name="Standard">version 3.8.2</text:p>
      <text:list xml:id="list5739589102731825101" text:style-name="L41">
        <text:list-item>
          <text:p text:style-name="P48">3.7.5 introduced a scrollable GUI for small screens. Unfortunately, that caused resizing problem for all users. The version reverts back to the original GUI design.<text:line-break/></text:p>
        </text:list-item>
        <text:list-item>
          <text:p text:style-name="P4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094164328779710229" text:style-name="L42">
        <text:list-item>
          <text:p text:style-name="P49">adds a checkbox to use reading number to annotate the x-axis, even when timestamps are available to use for this annotation. The setting is 'sticky', so your last preference <text:soft-page-break/>will be remembered and used in the next run.<text:line-break/></text:p>
        </text:list-item>
      </text:list>
      <text:p text:style-name="Standard">version 3.8.0</text:p>
      <text:list xml:id="list2112702602177061787" text:style-name="L43">
        <text:list-item>
          <text:p text:style-name="P50">adds a tutorial button to supply a quick-start for new or infrequent users.<text:line-break/></text:p>
        </text:list-item>
      </text:list>
      <text:p text:style-name="Standard">version 3.7.9</text:p>
      <text:list xml:id="list3398824723780922225" text:style-name="L44">
        <text:list-item>
          <text:p text:style-name="P5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737467490847263798" text:style-name="L45">
        <text:list-item>
          <text:p text:style-name="P52">added visible left, top, and bottom axes to main plot (with ticks to make easier to associate timestamp with point).<text:line-break/></text:p>
        </text:list-item>
      </text:list>
      <text:p text:style-name="Standard">version 3.7.7</text:p>
      <text:list xml:id="list7232704599840927232" text:style-name="L46">
        <text:list-item>
          <text:p text:style-name="P53">if timestamps are available in the csv file, they are used as x axis labels in the main plot.<text:line-break/></text:p>
        </text:list-item>
      </text:list>
      <text:p text:style-name="Standard">version 3.7.6</text:p>
      <text:list xml:id="list981559465439724798" text:style-name="L47">
        <text:list-item>
          <text:p text:style-name="P54">changed the way QMainWindow and Qapplication were referenced to accommodate the latest Anaconda version, which has reorganized where those modules are stored. </text:p>
          <text:p text:style-name="P54">This was causing a fatal startup error.<text:line-break/> </text:p>
        </text:list-item>
      </text:list>
      <text:p text:style-name="Standard">version 3.7.5</text:p>
      <text:list xml:id="list1182812986168165884" text:style-name="L48">
        <text:list-item>
          <text:p text:style-name="P14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4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text:soft-page-break/>version 3.7.4</text:p>
      <text:list xml:id="list5738284731524565708" text:style-name="L49">
        <text:list-item>
          <text:p text:style-name="P5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810230211793211286" text:style-name="L50">
        <text:list-item>
          <text:p text:style-name="P56">adds code line needed by any Mac users that are running Big Sur<text:line-break/></text:p>
        </text:list-item>
      </text:list>
      <text:p text:style-name="Standard">version 3.7.2</text:p>
      <text:list xml:id="list4121579017862754328" text:style-name="L51">
        <text:list-item>
          <text:p text:style-name="P57">fixes bug that caused all analysis attempts to 'stall'</text:p>
        </text:list-item>
      </text:list>
      <text:p text:style-name="Standard"/>
      <text:p text:style-name="Standard">version 3.7.1</text:p>
      <text:list xml:id="list1771163339138269761" text:style-name="L52">
        <text:list-item>
          <text:p text:style-name="P58">fixed a bug in the r limb angle entry<text:line-break/></text:p>
        </text:list-item>
      </text:list>
      <text:p text:style-name="Standard">version 3.7.0</text:p>
      <text:list xml:id="list7536948089681422644" text:style-name="L53">
        <text:list-item>
          <text:p text:style-name="P59">adds right-click help to ast speed label giving the equation to use if asteroid speed is not available but asteroid diameter and maximum duration are specified<text:line-break/></text:p>
        </text:list-item>
        <text:list-item>
          <text:p text:style-name="P59">adds suggestion to right-click help on penumbral fit checkbox for how to find the penumbral curve csv file that is provided for practice purposes.<text:line-break/></text:p>
        </text:list-item>
      </text:list>
      <text:p text:style-name="Standard">version 3.6.8</text:p>
      <text:list xml:id="list396330237074505498" text:style-name="L54">
        <text:list-item>
          <text:p text:style-name="P60">adds modeling of off centerline observations to lightcurve calibration curve generation<text:line-break/></text:p>
        </text:list-item>
      </text:list>
      <text:p text:style-name="Standard">version 3.6.7</text:p>
      <text:list xml:id="list3851134589603023984" text:style-name="L55">
        <text:list-item>
          <text:p text:style-name="P61">clarified the location of the Enable Manual Timestamp Entry checkbox in the pop-up message appears when there are no timestamps in the csv file.<text:line-break/></text:p>
        </text:list-item>
      </text:list>
      <text:p text:style-name="Standard">version 3.6.6</text:p>
      <text:list xml:id="list4845696543245992999" text:style-name="L56">
        <text:list-item>
          <text:p text:style-name="P6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192478156029207362" text:style-name="L57">
        <text:list-item>
          <text:p text:style-name="P6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493983137166509470" text:style-name="L58">
        <text:list-item>
          <text:p text:style-name="P64">version 3.6.2 would open .xlsx Report file on Mac, but not Windows. This <text:soft-page-break/>version attempts to fix that (Windows needs a different command to open a file).<text:line-break/></text:p>
        </text:list-item>
      </text:list>
      <text:p text:style-name="Standard">version 3.6.2</text:p>
      <text:list xml:id="list5161983486871954443" text:style-name="L59">
        <text:list-item>
          <text:p text:style-name="P6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527682062357498401" text:style-name="L60">
        <text:list-item>
          <text:p text:style-name="P6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4113449516012146898" text:style-name="L61">
        <text:list-item>
          <text:p text:style-name="P6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7"><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text:soft-pag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53644244687488670" text:style-name="L62">
        <text:list-item>
          <text:p text:style-name="P68">fixed another bug in penumbral curve fit and removed diagnostic printouts.<text:line-break/></text:p>
        </text:list-item>
      </text:list>
      <text:p text:style-name="Standard">version 3.5.8</text:p>
      <text:list xml:id="list6058532215105202716" text:style-name="L63">
        <text:list-item>
          <text:p text:style-name="P69">fixed a number of bugs in the penumbral curve fit code<text:line-break/></text:p>
        </text:list-item>
      </text:list>
      <text:p text:style-name="Standard">version 3.5.7</text:p>
      <text:list xml:id="list8826867096170209363" text:style-name="L64">
        <text:list-item>
          <text:p text:style-name="P7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773196692598820656" text:style-name="L65">
        <text:list-item>
          <text:p text:style-name="P7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296398262232425978" text:style-name="L66">
        <text:list-item>
          <text:p text:style-name="P7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347995012262340513" text:style-name="L67">
        <text:list-item>
          <text:p text:style-name="P7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356523872260413648" text:style-name="L68">
        <text:list-item>
          <text:p text:style-name="P7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079875379403436707" text:style-name="L69">
        <text:list-item>
          <text:p text:style-name="P75">Changed the 'smooth reference star procedure' to no longer display the points at the left and right ends; such points are actually extrapolated points with all the hazards that extrapolation can engender. <text:s/>Smoothing functions that use sliding <text:soft-page-break/>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960550278469729575" text:style-name="L70">
        <text:list-item>
          <text:p text:style-name="P76">Added additional references to the North American Excel Spreadsheet report in the new section of the final report that bangs on about the start-of-exposure timing convention.<text:line-break/></text:p>
        </text:list-item>
      </text:list>
      <text:p text:style-name="Standard">version 3.5.0</text:p>
      <text:list xml:id="list6353550081374929439" text:style-name="L71">
        <text:list-item>
          <text:p text:style-name="P7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7">NEW: when 'trims' have been placed, a 'write csv' process will honor those values and produce a 'trimmed' output file.<text:line-break/></text:p>
        </text:list-item>
        <text:list-item>
          <text:p text:style-name="P77">NEW: when a light curve has been 'normalized', the changed values are written to the data table where, once again, a 'write csv' process will capture the results.<text:line-break/></text:p>
        </text:list-item>
        <text:list-item>
          <text:p text:style-name="P77">Added additional reminders that the start-of-exposure timestamp/timing convention is employed.</text:p>
        </text:list-item>
      </text:list>
      <text:p text:style-name="Standard"/>
      <text:p text:style-name="Standard">version 3.4.9</text:p>
      <text:list xml:id="list7969121704057445099" text:style-name="L72">
        <text:list-item>
          <text:p text:style-name="P78">Added some explanatory language to the “Excel report” section regarding the proper interpretation of the 'false positive probability' number.<text:line-break/></text:p>
        </text:list-item>
      </text:list>
      <text:p text:style-name="Standard">version 3.4.8</text:p>
      <text:list xml:id="list3343487578623123050" text:style-name="L73">
        <text:list-item>
          <text:p text:style-name="P79">This version deals more realistically with high magDrop lightcurves by defining a 'limiting magDrop' as: <text:line-break/><text:line-break/><text:tab/>limMagDrop = 2.5 * log10( B / std(A) ) <text:line-break/><text:line-break/><text:tab/>std(A) is the noise level of A.</text:p>
          <text:p text:style-name="P79"><text:s text:c="10"/>B = average baseline intensity<text:line-break/> <text:s text:c="9"/>A = average event intensity<text:line-break/><text:line-break/><text:soft-pag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493504024957761559" text:style-name="L74">
        <text:list-item>
          <text:p text:style-name="P80">Automatically loads the correct version of Adv2<text:line-break/></text:p>
        </text:list-item>
      </text:list>
      <text:p text:style-name="Standard">version 3.4.6</text:p>
      <text:list xml:id="list2041998157088977538" text:style-name="L75">
        <text:list-item>
          <text:p text:style-name="P81">Adds AAV Version 2 file as a type that can be read (important when Do OCR check is enabled)</text:p>
        </text:list-item>
      </text:list>
      <text:p text:style-name="Standard"/>
      <text:p text:style-name="Standard">version 3.4.5</text:p>
      <text:list xml:id="list6609630148080393475" text:style-name="L76">
        <text:list-item>
          <text:p text:style-name="P82">Fixes block integration which was failing when more than 4 lightcurves were being processed.<text:line-break/></text:p>
        </text:list-item>
        <text:list-item>
          <text:p text:style-name="P82">Made use diff and Do OCR checkboxes sticky.<text:line-break/></text:p>
        </text:list-item>
      </text:list>
      <text:p text:style-name="Standard">version 3.4.4</text:p>
      <text:list xml:id="list5012671156810619699" text:style-name="L77">
        <text:list-item>
          <text:p text:style-name="P8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467130043170542516" text:style-name="L78">
        <text:list-item>
          <text:p text:style-name="P84">Fixed bug that required an entry in dist(AU) and speed(km/sec) edit boxes for a solution to be found (the empty entries were causing an uncaught exception).<text:line-break/><text:line-break/><text:soft-pag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495682717291793517" text:style-name="L79">
        <text:list-item>
          <text:p text:style-name="P8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161184374351286345" text:style-name="L80">
        <text:list-item>
          <text:p text:style-name="P8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241159063431321459" text:style-name="L81">
        <text:list-item>
          <text:p text:style-name="P8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576851566479953306" text:style-name="L82">
        <text:list-item>
          <text:p text:style-name="P88">Automatically installs cv2 if not already present. <text:s/>This package is needed for the new frame view feature.<text:line-break/></text:p>
        </text:list-item>
      </text:list>
      <text:p text:style-name="Standard"><text:soft-page-break/>version 3.3.8</text:p>
      <text:list xml:id="list7665897135870963703" text:style-name="L83">
        <text:list-item>
          <text:p text:style-name="P8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556969561100066760" text:style-name="L84">
        <text:list-item>
          <text:p text:style-name="P90">A new button (View frame) with an associated spinner for entry of a frame number has been added:</text:p>
          <text:p text:style-name="P9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885212165613280693" text:style-name="L85">
        <text:list-item>
          <text:p text:style-name="P91">Changed usage of max([a, b ,c]) to max(a, b, c) to see if this allows the Numba JIT compiler to work for one user that found version 3.3.4 failed to load/compile.<text:line-break/><text:line-break/>This should have no effect on users that already have version 3.3.4 working.<text:line-break/><text:soft-page-break/></text:p>
        </text:list-item>
      </text:list>
      <text:p text:style-name="Standard">version 3.3.4:</text:p>
      <text:list xml:id="list6252552934559286315" text:style-name="L86">
        <text:list-item>
          <text:p text:style-name="P9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724421267495206568" text:style-name="L87">
        <text:list-item>
          <text:p text:style-name="P9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361591769412403851" text:style-name="L88">
        <text:list-item>
          <text:p text:style-name="P9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38989310373084242" text:style-name="L89">
        <text:list-item>
          <text:p text:style-name="P95">Changed main plot so that the scroll wheel only zooms the x axis.</text:p>
        </text:list-item>
        <text:list-item>
          <text:p text:style-name="P95">Changed lightcurve plot so that it conforms properly to 'start-of-exposure'.<text:line-break/></text:p>
        </text:list-item>
      </text:list>
      <text:p text:style-name="Standard">version 3.2.8</text:p>
      <text:list xml:id="list1632581255799009433" text:style-name="L90">
        <text:list-item>
          <text:p text:style-name="P96">Changed font size in help files --- it was fine for Mac but too big for Win10<text:line-break/></text:p>
        </text:list-item>
      </text:list>
      <text:p text:style-name="Standard">version 3.2.7</text:p>
      <text:list xml:id="list6977651994312556698" text:style-name="L91">
        <text:list-item>
          <text:p text:style-name="P9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548816271476558142" text:style-name="L92">
        <text:list-item>
          <text:p text:style-name="P98">This is a 'cosmetic' release --- there should be NO detectable differences from version 3.2.5 in terms of functionality.</text:p>
        </text:list-item>
        <text:list-item>
          <text:p text:style-name="P98">All python files were brought into compliance with PEP 8 coding standards. <text:s/>Only I care about that.</text:p>
        </text:list-item>
        <text:list-item>
          <text:p text:style-name="P9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8"><text:soft-page-break/>All this 'cosmetic' work is in preparation for working on PyOTE issues again.<text:line-break/> </text:p>
        </text:list-item>
      </text:list>
      <text:p text:style-name="Standard">version 3.2.5</text:p>
      <text:list xml:id="list8127027128814420432" text:style-name="L93">
        <text:list-item>
          <text:p text:style-name="P9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330936088859986702" text:style-name="L94">
        <text:list-item>
          <text:p text:style-name="P100">Modified the test for newer version to accommodate the different strings returned by pip 18.1 and pip 19.0+</text:p>
        </text:list-item>
        <text:list-item>
          <text:p text:style-name="P100">Added ability to invoke PyOTE from PyMovie with an externally supplied csv file that is automatically opened.<text:line-break/></text:p>
        </text:list-item>
      </text:list>
      <text:p text:style-name="Standard">version 3.2.3</text:p>
      <text:list xml:id="list3723617760151788514" text:style-name="L95">
        <text:list-item>
          <text:p text:style-name="P10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1">Added support for the PyMovie csv format<text:line-break/></text:p>
        </text:list-item>
      </text:list>
      <text:p text:style-name="Standard">version 3.2.1</text:p>
      <text:list xml:id="list5194249023015586581" text:style-name="L96">
        <text:list-item>
          <text:p text:style-name="P10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766070410355939589" text:style-name="L97">
        <text:list-item>
          <text:p text:style-name="P103">Changed GUI to better align text on min max edit boxes to avoid confusion.<text:line-break/></text:p>
        </text:list-item>
      </text:list>
      <text:p text:style-name="Standard">version 3.1.9</text:p>
      <text:list xml:id="list8656141506047702726" text:style-name="L98">
        <text:list-item>
          <text:p text:style-name="P104">Fixed a bug in the test for a min/max solution search being constrained by a too large min value.<text:line-break/></text:p>
        </text:list-item>
      </text:list>
      <text:p text:style-name="Standard">version 3.1.8</text:p>
      <text:list xml:id="list8165941814265576138" text:style-name="L99">
        <text:list-item>
          <text:p text:style-name="P105">version 3.1.7 was released without an updated version history. <text:s/>Here is what was changed in 3.1.7:<text:line-break/></text:p>
        </text:list-item>
        <text:list-item>
          <text:p text:style-name="P105"><text:soft-page-break/>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399535390976585421" text:style-name="L100">
        <text:list-item>
          <text:p text:style-name="P106">Values entered in the Manual Timestamp Entry dialog box are now 'sticky', thus making corrections easy to do without requiring re-entry of all data. </text:p>
          <text:p text:style-name="P106"><text:line-break/>Also trapped is the case where a user has entered a custom frame time but failed to click the radio button indicating that it is to be used.<text:line-break/></text:p>
        </text:list-item>
      </text:list>
      <text:p text:style-name="Standard">version 3.1.5:</text:p>
      <text:list xml:id="list9079347470407996910" text:style-name="L101">
        <text:list-item>
          <text:p text:style-name="P10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652617270778471736" text:style-name="L102">
        <text:list-item>
          <text:p text:style-name="P108">Fixed error in new dropped reading detection logic when light curve was processed in field mode.<text:line-break/></text:p>
        </text:list-item>
        <text:list-item>
          <text:p text:style-name="P108">Cleaned up some language in tooltips.<text:line-break/></text:p>
        </text:list-item>
      </text:list>
      <text:p text:style-name="Standard">version 3.1.3:</text:p>
      <text:list xml:id="list8643336051772393547" text:style-name="L103">
        <text:list-item>
          <text:p text:style-name="P10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09">Eliminated the 'entry num' column in the data matrix at the lower left of the GUI. The 'entry num' is unused and a possible source of confusion with the frame or field number for the unwary.<text:line-break/></text:p>
        </text:list-item>
        <text:list-item>
          <text:p text:style-name="P109">Added <text:span text:style-name="T11">all</text:span> the light curves read from the input file to the data matrix display. <text:s/>Previously, only the first light curve values were displayed. <text:s/>This is done in <text:soft-page-break/>anticipation of adding a 'write csv' button to memorialize the result of a manual timestamp entry.<text:line-break/></text:p>
        </text:list-item>
      </text:list>
      <text:p text:style-name="Standard">version 3.1.2:</text:p>
      <text:list xml:id="list8156291407821495608" text:style-name="L104">
        <text:list-item>
          <text:p text:style-name="P11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294186662727725039" text:style-name="L105">
        <text:list-item>
          <text:p text:style-name="P11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792694796898629606" text:style-name="L106">
        <text:list-item>
          <text:p text:style-name="P11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771500974170425249" text:style-name="L107">
        <text:list-item>
          <text:p text:style-name="P11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text:soft-page-break/>version 3.0.1:</text:p>
      <text:list xml:id="list5730736160832310876" text:style-name="L108">
        <text:list-item>
          <text:p text:style-name="P11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491050108930084223" text:style-name="L109">
        <text:list-item>
          <text:p text:style-name="P11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036261821001386112" text:style-name="L110">
        <text:list-item>
          <text:p text:style-name="P11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395247312375285783" text:style-name="L111">
        <text:list-item>
          <text:p text:style-name="P117">Disable the Accept integration button when user overrides an automatic block analysis with a manual block selection followed by a click on the Block integrate button.<text:line-break/></text:p>
        </text:list-item>
      </text:list>
      <text:p text:style-name="Standard">version 2.1.4:</text:p>
      <text:list xml:id="list3757298378924246213" text:style-name="L112">
        <text:list-item>
          <text:p text:style-name="P118">Corrected a bug that kept manual selection of block integration from being performed after a refusal to accept the automatic block analysis results.<text:line-break/></text:p>
        </text:list-item>
      </text:list>
      <text:p text:style-name="Standard">version 2.1.3:</text:p>
      <text:list xml:id="list3471142806481126901" text:style-name="L113">
        <text:list-item>
          <text:p text:style-name="P11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287052129095977003" text:style-name="L114">
        <text:list-item>
          <text:p text:style-name="P12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960342506885633590" text:style-name="L115">
        <text:list-item>
          <text:p text:style-name="P121">Added progress bar tracking of block integration analysis because it can take an extended amount of time to complete the analysis when the light curve has many points.<text:line-break/></text:p>
        </text:list-item>
      </text:list>
      <text:p text:style-name="Standard">version 2.1.0</text:p>
      <text:list xml:id="list7688595650875664878" text:style-name="L116">
        <text:list-item>
          <text:p text:style-name="P12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text:soft-page-break/>use when the automation determination is invoked.<text:line-break/></text:p>
        </text:list-item>
      </text:list>
      <text:p text:style-name="Standard">version 2.0.9</text:p>
      <text:list xml:id="list933594515451900189" text:style-name="L117">
        <text:list-item>
          <text:p text:style-name="P123">Made the selection of Tooltip display 'sticky'</text:p>
        </text:list-item>
        <text:list-item>
          <text:p text:style-name="P123">Duration calculation when D and R span midnight now handled correctly</text:p>
        </text:list-item>
      </text:list>
      <text:p text:style-name="Standard"/>
      <text:p text:style-name="Standard">version 2.0.8</text:p>
      <text:list xml:id="list5320566189093530512" text:style-name="L118">
        <text:list-item>
          <text:p text:style-name="P124">toolTips changed to invoke and display in a custom dialog box that can be moved and resized to better accommodate legacy displays</text:p>
        </text:list-item>
        <text:list-item>
          <text:p text:style-name="P124">Calc flash timing calculation fixed to properly deal with the non-integer frame numbers that can result from field processed csv files</text:p>
        </text:list-item>
        <text:list-item>
          <text:p text:style-name="P124">Flash timing has been verified to work with integrated light curves</text:p>
        </text:list-item>
        <text:list-item>
          <text:p text:style-name="P12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850834886033865207" text:style-name="L119">
        <text:list-item>
          <text:p text:style-name="P125">Adds a button to calculate the edge position of an LED timing flash.</text:p>
        </text:list-item>
        <text:list-item>
          <text:p text:style-name="P12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5">Adds a checkbox to force manual entry of timestamp info. <text:s/>This is useful when OCR on a VTI timed light curve has catastrophic errors. <text:s/>It is always employed when using LED flash timing.</text:p>
        </text:list-item>
      </text:list>
      <text:list xml:id="list5776732904776407895" text:style-name="L120">
        <text:list-item>
          <text:p text:style-name="P12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819957851164373728" text:style-name="L121">
        <text:list-item>
          <text:p text:style-name="P12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447042381498234732" text:style-name="L122">
        <text:list-item>
          <text:p text:style-name="P128">files generated by pyote now contain PYOTE in the filename.<text:line-break/></text:p>
        </text:list-item>
        <text:list-item>
          <text:p text:style-name="P128">Timestamps can be corrupted to the point that a timeDelta of 0.0 can result. <text:s/>This version traps that event and reports it clearly --- 2.0.4 failed silently with a <text:soft-page-break/>divide by zero exception<text:line-break/></text:p>
        </text:list-item>
      </text:list>
      <text:p text:style-name="Standard">version 2.0.4</text:p>
      <text:list xml:id="list8065169510037088061" text:style-name="L123">
        <text:list-item>
          <text:p text:style-name="P12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091079495767116184" text:style-name="L124">
        <text:list-item>
          <text:p text:style-name="P13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607003679740202294" text:style-name="L125">
        <text:list-item>
          <text:p text:style-name="P13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003182481584146621" text:style-name="L126">
        <text:list-item>
          <text:p text:style-name="P132">improved handling of D and R region selection so that one cannot enter an invalid configuration --- automatic corrections/changes are applied.<text:line-break/></text:p>
        </text:list-item>
        <text:list-item>
          <text:p text:style-name="P13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859541158633566845" text:style-name="L127">
        <text:list-item>
          <text:p text:style-name="P133">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221115739182113250" text:style-name="L128">
        <text:list-item>
          <text:p text:style-name="P13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4">adds bold blue text in the 'Excel' <text:s/>portion of the final report to indicate whether or not the light curve was block integrated, trimmed, or normalized. <text:s/>Failing to block <text:soft-page-break/>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332224685009683016" text:style-name="L129">
        <text:list-item>
          <text:p text:style-name="P135">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762540936731613222" text:style-name="L130">
        <text:list-item>
          <text:p text:style-name="P13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537192654981130631" text:style-name="L131">
        <text:list-item>
          <text:p text:style-name="P13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5T07:09:05</dc:date>
    <meta:editing-cycles>167</meta:editing-cycles>
    <meta:editing-duration>P1DT1H36M26S</meta:editing-duration>
    <dc:creator>Robert Anderson</dc:creator>
    <meta:document-statistic meta:table-count="0" meta:image-count="3" meta:object-count="0" meta:page-count="25" meta:paragraph-count="351" meta:word-count="9496" meta:character-count="55278"/>
    <meta:template xlink:type="simple" xlink:actuate="onRequest" xlink:title="" xlink:href="Normal"/>
  </office:meta>
</office:document-meta>
</file>